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006cm"/>
    </style:style>
    <style:style style:name="pr2" style:family="presentation" style:parent-style-name="lyt-roundedrect-outline1">
      <style:graphic-properties draw:fill-color="#ffffff" draw:auto-grow-height="true" fo:min-height="11.881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3.005cm"/>
    </style:style>
    <style:style style:name="pr5" style:family="presentation" style:parent-style-name="lyt-roundedrect-outline1">
      <style:graphic-properties fo:min-height="11.88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draw:auto-grow-height="true" fo:min-height="3.005cm"/>
    </style:style>
    <style:style style:name="pr8" style:family="presentation" style:parent-style-name="lyt-roundedrect-outline1">
      <style:graphic-properties draw:auto-grow-height="true" fo:min-height="11.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 xml:id="id1" draw:id="id1">
        <office:forms form:automatic-focus="false" form:apply-design-mode="false"/>
        <draw:frame presentation:style-name="pr1" draw:text-style-name="P1" draw:layer="layout" svg:width="22.179cm" svg:height="3.006cm" svg:x="0.964cm" svg:y="0.717cm" presentation:class="title" presentation:user-transformed="true">
          <draw:text-box>
            <text:p>Net::LDAP::SimpleServer</text:p>
          </draw:text-box>
        </draw:frame>
        <draw:frame presentation:style-name="pr2" draw:text-style-name="P3" draw:layer="layout" svg:width="21.793cm" svg:height="11.881cm" svg:x="1.35cm" svg:y="4.212cm" presentation:class="outline" presentation:user-transformed="true">
          <draw:text-box>
            <text:p text:style-name="P2"/>
            <text:p text:style-name="P2"/>
            <text:p text:style-name="P2">Alexei Znamensky</text:p>
            <text:p text:style-name="P2">&lt;<text:a xlink:href="mailto:russoz@cpan.org">russoz@cpan.org</text:a>&gt;</text:p>
            <text:p text:style-name="P2"/>
            <text:p text:style-name="P2">São Paulo Perl Mongers</text:p>
            <text:p/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 xml:id="id2" draw:id="id2">
        <office:forms form:automatic-focus="false" form:apply-design-mode="false"/>
        <draw:frame presentation:style-name="pr1" draw:text-style-name="P1" draw:layer="layout" svg:width="22.179cm" svg:height="3.473cm" svg:x="0.964cm" svg:y="0.484cm" presentation:class="title" presentation:user-transformed="true">
          <draw:text-box>
            <text:p>Como construir um servidor LDAP usando Perl Moderno</text:p>
          </draw:text-box>
        </draw:frame>
        <draw:frame presentation:style-name="pr2" draw:text-style-name="P3" draw:layer="layout" svg:width="21.793cm" svg:height="11.881cm" svg:x="1.35cm" svg:y="4.212cm" presentation:class="outline" presentation:user-transformed="true">
          <draw:text-box>
            <text:p text:style-name="P2"/>
            <text:p text:style-name="P2"/>
            <text:p text:style-name="P2">Russo</text:p>
            <text:p text:style-name="P2">&lt;<text:a xlink:href="mailto:russoz@cpan.org">russoz@cpan.org</text:a>&gt;</text:p>
            <text:p text:style-name="P2"/>
            <text:p text:style-name="P2">São Paulo Perl Mongers</text:p>
            <text:p/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 xml:id="id3" draw:id="id3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Agenda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Diretórios &amp; LDAP</text:p>
              </text:list-item>
              <text:list-item>
                <text:p>Perl</text:p>
              </text:list-item>
              <text:list-item>
                <text:p>SimpleServer</text:p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 xml:id="id4" draw:id="id4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Diretórios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Modelo de Armazenamento e Busca de Informações</text:p>
              </text:list-item>
            </text:list>
            <text:list text:style-name="L3">
              <text:list-item>
                <text:list>
                  <text:list-item>
                    <text:p>Pode ser aplicado em diversas situações distintas</text:p>
                  </text:list-item>
                </text:list>
              </text:list-item>
            </text:list>
            <text:list text:style-name="L2">
              <text:list-item>
                <text:p>Diretórios</text:p>
              </text:list-item>
            </text:list>
            <text:list text:style-name="L3">
              <text:list-item>
                <text:list>
                  <text:list-item>
                    <text:p>Bases de informações hierárquicas</text:p>
                  </text:list-item>
                  <text:list-item>
                    <text:p>Sofrem poucas atualizações</text:p>
                  </text:list-item>
                  <text:list-item>
                    <text:p>Otimizados para leitura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 xml:id="id5" draw:id="id5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LDAP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Lightweight Directory Access Protocol</text:p>
              </text:list-item>
            </text:list>
            <text:list text:style-name="L3">
              <text:list-item>
                <text:list>
                  <text:list-item>
                    <text:p>Protocolo Leve de Acesso a Diretórios</text:p>
                  </text:list-item>
                </text:list>
              </text:list-item>
            </text:list>
            <text:list text:style-name="L2">
              <text:list-item>
                <text:p>Baseado no protocolo X.500 DAP</text:p>
              </text:list-item>
              <text:list-item>
                <text:p>Definido por RFCs no IETF</text:p>
              </text:list-item>
            </text:list>
            <text:list text:style-name="L3">
              <text:list-item>
                <text:list>
                  <text:list-item>
                    <text:p>Diversas implementações disponíveis no mercado, tanto proprietárias quanto livres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 xml:id="id6" draw:id="id6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Usos Típicos de LDAP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Atributos de Entidades</text:p>
              </text:list-item>
              <text:list-item>
                <text:p>Arquivos</text:p>
              </text:list-item>
              <text:list-item>
                <text:p>Bases de Usuários</text:p>
              </text:list-item>
              <text:list-item>
                <text:p>DNS</text:p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 xml:id="id7" draw:id="id7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Referências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p>LDAP RFCs</text:p>
            <text:list text:style-name="L2">
              <text:list-item>
                <text:p><text:span text:style-name="T1">https://metacpan.org/module/Net::LDAP::RFC</text:span></text:p>
              </text:list-item>
            </text:list>
            <text:p>Perl</text:p>
            <text:list text:continue-numbering="true" text:style-name="L2">
              <text:list-item>
                <text:p><text:span text:style-name="T1">http://www.perl.org/</text:span></text:p>
              </text:list-item>
            </text:list>
            <text:p>Net::LDAP</text:p>
            <text:list text:continue-numbering="true" text:style-name="L2">
              <text:list-item>
                <text:p><text:span text:style-name="T1">https://metacpan.org/module/Net::LDAP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 xml:id="id8" draw:id="id8">
        <office:forms form:automatic-focus="false" form:apply-design-mode="false"/>
        <draw:frame presentation:style-name="pr7" draw:layer="layout" svg:width="22.179cm" svg:height="3.005cm" svg:x="0.964cm" svg:y="0.717cm" presentation:class="title">
          <draw:text-box>
            <text:p>Alexei ”Russo”</text:p>
          </draw:text-box>
        </draw:frame>
        <draw:frame presentation:style-name="pr8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Programando desde 1983 (!!)</text:p>
              </text:list-item>
              <text:list-item>
                <text:p>Unix &amp; Internet desde 1993 (!!)</text:p>
              </text:list-item>
              <text:list-item>
                <text:p>Linux &amp; Web desde 1995 (!!)</text:p>
              </text:list-item>
              <text:list-item>
                <text:p>Perl desde 1996 (ou algo assim)</text:p>
              </text:list-item>
              <text:list-item>
                <text:p>Perl Moderno desde 2009</text:p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6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29cm" svg:height="1.241cm" svg:x="17.237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502</meta:generator>
    <meta:creation-date>2010-11-01T11:16:22</meta:creation-date>
    <dc:language>fi-FI</dc:language>
    <meta:editing-cycles>7</meta:editing-cycles>
    <meta:editing-duration>PT2H15M46S</meta:editing-duration>
    <meta:initial-creator>Alexei Znamensky</meta:initial-creator>
    <dc:date>2012-05-05T10:50:55</dc:date>
    <dc:creator>Alexei Znamensky</dc:cre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